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52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S COCO</text:p>
          </table:table-cell>
          <table:table-cell table:style-name="ce1" office:value-type="string" calcext:value-type="string">
            <text:p>Results: #categories in ImageNet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irpla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cyc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v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ben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des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ning_t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r_dri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ndba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w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king_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rigera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eet_s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ddy_b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as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ffic_ligh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brel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b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_ba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eball_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lend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ll_phon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e_glas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lasses: 1)</text:p>
          </table:table-cell>
        </table:table-row>
        <table:table-row table:style-name="ro1">
          <table:table-cell office:value-type="string" calcext:value-type="string">
            <text:p>fire_hydr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isbe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ir_brus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tted_pl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isso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ateboar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owboar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orts_ba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p_sig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itca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nis_rack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ne_glas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 = 2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aining Categories (!=0): 5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9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4:32:13.117740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2:34:06.063714890</meta:creation-date>
    <meta:editing-duration>P0D</meta:editing-duration>
    <meta:editing-cycles>6</meta:editing-cycles>
    <meta:generator>LibreOffice/4.2.8.2$Linux_X86_64 LibreOffice_project/420m0$Build-2</meta:generator>
    <dc:date>2016-06-16T14:53:48.384534982</dc:date>
    <meta:document-statistic meta:table-count="1" meta:cell-count="190" meta:object-count="0"/>
  </office:meta>
</office:document-meta>
</file>